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2000000020C7B2DCC23BEB3B6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5104in" table:align="left"/>
    </style:style>
    <style:style style:name="Table1.A" style:family="table-column">
      <style:table-column-properties style:column-width="0.4035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start" style:justify-single-word="false" style:writing-mode="lr-tb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a677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:1eb">
        <text:section text:style-name="Sect1" text:name=":1ea">
          <text:list xml:id="list3917265086" text:style-name="L1">
            <text:list-item>
              <text:p text:style-name="P2"><text:span text:style-name="T4">Solution exercices algorithme 2 :</text:span><text:line-break/><text:line-break/><text:span text:style-name="T3">exercice 1 :</text:span><text:line-break/>début<text:line-break/>variable ch en chaine de caractère<text:line-break/>variable l en entier<text:line-break/>ecrire(‘ donner un mot mot a calculer ’) <text:line-break/>lire(ch) <text:line-break/>ecrire(‘le mot ‘,ch,’contient’,lenght(ch),’<text:line-break/>fin<text:line-break/>une autre méthodes a faire( avec boucle pour ) :<text:line-break/>début<text:line-break/>variable ch en chaine de caractère<text:line-break/>variable l en entier<text:line-break/>ecrire(‘ donner un mot mot a calculer ’) <text:line-break/>lire(ch) <text:line-break/>l=0<text:line-break/>pour i de 1 a lenght(ch) faire<text:line-break/>l=l+1 <text:line-break/>finpour<text:line-break/>ecrire(‘le mot ‘,ch,’contient’,l,’caractères)<text:line-break/>fin<text:line-break/><text:span text:style-name="T3"><text:line-break/>Exercice 2 :</text:span><text:line-break/>début<text:line-break/>variable ch1,ch2,ch3 en chaine de caractère<text:line-break/>ecrire(‘donner ch1’)<text:line-break/>lire(ch1)<text:line-break/>ecrire(‘donner ch2’)<text:line-break/>lire(ch2)<text:line-break/>ecrire(‘donner ch3’)<text:line-break/>lire(ch3)<text:line-break/>ecrire(‘voila la chaine concatiner’,ch1+ch3+ch3)<text:line-break/>fin<text:line-break/><text:span text:style-name="T3">Exercice 3 :</text:span><text:line-break/>debut<text:line-break/>variables ch en chaine de caractère<text:line-break/>variables c en caractère<text:line-break/>variable test en bouléen<text:line-break/>ecrire(‘donner une chaine de caractère’)<text:line-break/>lire(ch)<text:line-break/><text:line-break/>ecrire(‘donner la caractère a supprimer et qu’elle doit existe dans la chaine<text:line-break/>que déjà vous avez saisie’) <text:line-break/>lire(c)<text:line-break/>test=faux<text:line-break/>pour i de 1 a leng(ch) faire<text:line-break/>si(ch[i]=c) alors<text:line-break/>supprime(ch,i,1)<text:line-break/>test=vrai<text:line-break/>finsi<text:line-break/><text:soft-page-break/>finpour<text:line-break/>si(test=vrai)alors<text:line-break/>ecrire(‘la caractère est bien supprimer voila la nouvelle chaine’,ch)<text:line-break/>else ecrire(‘la caractère saisie n’existe pas dans la chaine’)<text:line-break/>finsi<text:line-break/>fin<text:line-break/><text:span text:style-name="T3">Exercices 4:</text:span><text:line-break/>debut<text:line-break/>varaibles ch en chaine de caractere<text:line-break/>varaibles i en entier<text:line-break/>repeter<text:line-break/>ecrire(‘ecrire le mot bonjour’)<text:line-break/>lire(ch)<text:line-break/>jusqu’a (ch=’bonjour’)<text:line-break/>pour i de 1 a long(ch) faire<text:line-break/>si(ch[i]=’u’)<text:line-break/>ecrire(ch[i])<text:line-break/>finsi<text:line-break/>finpour<text:line-break/>fin<text:line-break/><text:span text:style-name="T3">Exercices 5 :</text:span><text:line-break/>debut<text:line-break/>variables c en caractère<text:line-break/>ecrire(‘donner un caractère’)<text:line-break/>lire(c)<text:line-break/>ecrire(son prédécesseur est’, SUCC(c) ,’et son successeur est’;PRED(c) )<text:line-break/>fin<text:line-break/><text:span text:style-name="T3">Exercices 6 :</text:span><text:line-break/>debut<text:line-break/>variables c en caractère<text:line-break/>ecrire(‘donner un caractère’)<text:line-break/>lire(c)<text:line-break/>ecrire(son majuscule est’, MAJUS(c) )<text:line-break/>fin<text:line-break/><text:line-break/><text:span text:style-name="T3">Exercices 7 :</text:span><text:line-break/>debut<text:line-break/>variables n en entier<text:line-break/>ecrire(‘donner un entier’)<text:line-break/>lire(n)<text:line-break/>si(n mod 2=0) alors<text:line-break/>ecrire(‘n est impair’)<text:line-break/>sinon ecire(‘n est pair’)<text:line-break/>fin<text:line-break/><text:span text:style-name="T3">Exercices 8:</text:span><text:line-break/>debut<text:line-break/>variables x,y,z en caractère<text:line-break/>ecrire(‘donner le premier entier’)<text:line-break/>lire(x)<text:line-break/>ecrire(‘donner le deuxième entier’)<text:line-break/>lire(y)<text:line-break/>ecrire(‘donner le troisième entier’)<text:line-break/><text:soft-page-break/>lire(z)<text:line-break/>si (x=y+z)or(y=x+z)or(z=x+y) alors<text:line-break/>ecrire(‘oui l’un des ses entiers est le somme des autres deux entiers‘)<text:line-break/>else ecrire(‘il n’existe pas’)<text:line-break/>fin<text:line-break/><text:span text:style-name="T3">Exercices 9 :</text:span><text:line-break/>debut<text:line-break/>variables n en entier<text:line-break/>ecrire(‘donner un entier’)<text:line-break/>lire(n)<text:line-break/>si(n=0)faire<text:line-break/>ecrire(‘le nombre egale a 0’)<text:line-break/>sinon si (n &amp;gt;0) alors<text:line-break/>ecrire(n,’est positif’)<text:line-break/>sinon ecrire(n,’est négatif’)<text:line-break/>fin<text:span text:style-name="T3"><text:line-break/>Exercices 10 :</text:span><text:line-break/>debut<text:line-break/>variables x,y en entier<text:line-break/>ecrire(‘saisir x’)<text:line-break/>lire(x)<text:line-break/>ecrire(‘saisir y’)<text:line-break/>lire(y)<text:line-break/>si (x=y) alors<text:line-break/>ecrire(x,’egale a’,y)<text:line-break/>sinon si (x&amp;gt;y) alors<text:line-break/>ecrire(x’,supérieur à’,y)<text:line-break/>else ecrire(y,’supérieur à’,x)<text:line-break/><text:line-break/>fin<text:line-break/><text:span text:style-name="T5">2eme prop:</text:span><text:line-break/>debut<text:line-break/>varaibles x en entier<text:line-break/>ecrire(‘saisir votre age’)<text:line-break/>lire(x)<text:line-break/>si((x&amp;gt;=6)et(x&amp;lt;=7)) alors<text:line-break/>ecrire(‘Poussin’)<text:line-break/>sinon si ((x&amp;gt;=8)et(x&amp;lt;=9)) alors<text:line-break/>ecrire(‘Pupille’)<text:line-break/>sinon si ((x&amp;gt;=10)et(x&amp;lt;=11)) alors<text:line-break/>ecrire(‘Minime’)<text:line-break/>sinon si (x&amp;gt;=12)<text:line-break/>ecrire(‘Cadet’)<text:line-break/><text:line-break/>finsi<text:line-break/>fin<text:line-break/><text:span text:style-name="T3">Exercices 11:</text:span><text:line-break/><text:line-break/>debut<text:line-break/>varaibles x en entier<text:line-break/>ecrire(‘Taper la note du stagaire’)<text:line-break/>lire(x)<text:line-break/><text:soft-page-break/>si((x&amp;gt;=10)et(x&amp;lt;=12)) alors<text:line-break/>ecrire(‘Passable’)<text:line-break/>sinon si ((x&amp;gt;12)et(x&amp;lt;=14)) alors<text:line-break/>ecrire(‘Assez bien’)<text:line-break/>sinon si ((x&amp;gt;14)et(x&amp;lt;=16)) alors<text:line-break/><text:line-break/>ecrire(‘Bien’)<text:line-break/>sinon si (x&amp;gt;16)<text:line-break/><text:line-break/>ecrire(‘Trés bien’)<text:line-break/><text:line-break/>finsi<text:line-break/>fin<text:line-break/><text:span text:style-name="T3">Exercices 12:</text:span><text:line-break/>debut<text:line-break/>Variables h,m en entier<text:line-break/>ecrire(‘taper l’heure après minutes’)<text:line-break/>lire(h,m)<text:line-break/>ecrire(‘ « dans une minute, il sera’,h,’heure’,m ‘ »’)<text:line-break/>fin<text:line-break/><text:line-break/><text:span text:style-name="T3">Exercices 13:</text:span><text:line-break/>debut<text:line-break/>Variables age en entier<text:line-break/>Variables sexe en chaine de caractère<text:line-break/>ecrire(‘svp taper votre sexe’)<text:line-break/>lire(sexe)<text:line-break/>ecrire(‘svp taper votre age’)<text:line-break/>lire(age)<text:line-break/>si((sexe=’homme’)et(age=20)) alors<text:line-break/>ecrire(‘vous devez payer les impots’)<text:line-break/>sinon si ((sexe=’femme’)et((age&amp;gt;=18)<text:line-break/>ecrire(‘vous devez payer les impots’)<text:line-break/>sinon ecrire(‘vous ne devrez pas payer les impots’)<text:line-break/>fin<text:line-break/><text:span text:style-name="T3">Exercices 14:</text:span><text:line-break/><text:line-break/>debut<text:line-break/>variables annee en entier<text:line-break/>ecrire(‘saisir l’année a tester’)<text:line-break/>lire(annee)<text:line-break/>si ((annee mod 4=0)et (annee mod 100=0)) ou (annee mod400=0)alors<text:line-break/>ecrire(‘cette année est bessextille’)<text:line-break/>finsin<text:line-break/>fin<text:line-break/><text:span text:style-name="T3">Exercices 15:</text:span><text:line-break/>debut<text:line-break/>variable j en entier<text:line-break/>ecrire(‘saisir le numéro de jour’)<text:line-break/>lire(j)<text:line-break/>suivant (j) faire<text:line-break/>ecrire(‘Lundi’)<text:line-break/><text:soft-page-break/>ecrire(‘Mardi’)<text:line-break/>ecrire(‘Mercredi’)<text:line-break/>ecrire(‘Jeudi’)<text:line-break/>ecrire(‘Vendredi’)<text:line-break/>ecrire(‘Samedi’)<text:line-break/>ecrire(‘Dimanche’)<text:line-break/>fin suivant<text:line-break/>fin<text:line-break/><text:span text:style-name="T3">Exercices 16:</text:span><text:line-break/>debut<text:line-break/>variables x ,y en réel<text:line-break/>variable vabs en réel<text:line-break/>ecrire(‘saisir x’)<text:line-break/>lire(x)<text:line-break/>ecrire(‘saisir y’)<text:line-break/><text:line-break/>lire(y)<text:line-break/>si (x&amp;gt;y) alors<text:line-break/>vabs=x-y<text:line-break/>sinon si (x&amp;lt;y)<text:line-break/>vabs=(-(x-y))<text:line-break/>finsi<text:line-break/><text:line-break/>fin<text:line-break/><text:span text:style-name="T3">Exercices 17:</text:span><text:line-break/><text:line-break/>debut<text:line-break/>variables n en entier<text:line-break/>repeter<text:line-break/>ecrire(‘saisir un eniter entre 1 et 3’)<text:line-break/>lire(n)<text:line-break/>jusqu’a ((n&amp;gt;=1)et(n&amp;lt;=3))<text:line-break/>fin<text:line-break/><text:line-break/><text:span text:style-name="T3">Exercices 18:</text:span><text:line-break/><text:line-break/>debut<text:line-break/>variables n en entier<text:line-break/>variable test en booléen<text:line-break/>repeter<text:line-break/>ecrire(‘saisir un eniter entre 1 et 3’)<text:line-break/>lire(n)<text:line-break/>test=vrai<text:line-break/>si(n&amp;gt;20)alors<text:line-break/>ecrire(‘plus petit’)<text:line-break/>test=faux<text:line-break/>sinon si (n&amp;lt;10)<text:line-break/>ecrire(‘plus grand’)<text:line-break/>test=faux<text:line-break/>fin si<text:line-break/>jusqu’a (test=vrai)<text:line-break/>fin<text:line-break/><text:soft-page-break/><text:line-break/><text:span text:style-name="T3">Exercices 19:</text:span><text:line-break/><text:line-break/>debut<text:line-break/>variables n,i en entier<text:line-break/>ecrire(‘saisir un entier’)<text:line-break/>lire(n)<text:line-break/>pour i de 1 a (n+10=) faire<text:line-break/>ecrire(n+1)<text:line-break/>fin pour<text:line-break/>fin<text:line-break/><text:span text:style-name="T3">Exercices 20:<text:line-break/></text:span><text:line-break/>debut<text:line-break/>variables n,s en entier<text:line-break/>ecrire(‘saisir un entier’)<text:line-break/>lire(n)<text:line-break/>pour i de 1 a n faire<text:line-break/>s=s+i<text:line-break/>fin pour<text:line-break/>ecrire(‘la somme des chiffres de’,n,’egale a’,s)<text:line-break/>fin<text:line-break/><text:span text:style-name="T3">Exercices 21:</text:span><text:line-break/><text:line-break/>debut<text:line-break/>variables n,s en entier<text:line-break/>ecrire(‘saisir un entier’)<text:line-break/>s=1<text:line-break/>lire(n)<text:line-break/>pour i de 1 a n faire<text:line-break/>s=s*i<text:line-break/>fin pour<text:line-break/>ecrire(‘la factorille de’ ,n,’egale a’,s)<text:line-break/>fin<text:line-break/><text:span text:style-name="T3">Exercices 22:</text:span><text:line-break/>debut<text:line-break/>variables max,i,p en entier<text:line-break/>tableau tab[20] en entier<text:line-break/>ecrire(‘saisir le prémier numéro’)<text:line-break/>lire(tab[1])<text:line-break/>max=tab[1]<text:line-break/>p=1<text:line-break/><text:line-break/>pour 2 de 20 a n faire<text:line-break/><text:line-break/>ecrire(‘saisir le’,i,’eme numéro’)<text:line-break/>lire(tab[i])<text:line-break/>si(tab[i]&amp;gt;max) alors<text:line-break/>max=tab[i]<text:line-break/>p=i<text:line-break/>fin si<text:line-break/>fin pour<text:line-break/><text:soft-page-break/>ecrire(‘le numéro le plus grand parmis les numéro saisie est :’,max,’dans la<text:line-break/>position’,p)<text:line-break/>fin<text:line-break/><text:span text:style-name="T3">Exercices 23:</text:span><text:line-break/><text:line-break/>debut<text:line-break/>variables n en entier<text:line-break/>variables ch,ch1 en chaine de caractères<text:line-break/>variable test de booléen<text:line-break/>ecrire (‘saisir le prémier participant de marathon’)<text:line-break/>lire(ch)<text:line-break/>n=1<text:line-break/>test=faux<text:line-break/>répéter<text:line-break/>ecrire (‘saisir le nom de participant suivant’)<text:line-break/>lire(ch1)<text:line-break/>si (ch1=ch) alors<text:line-break/>n=2<text:line-break/>test=vrai<text:line-break/>fin si<text:line-break/>sinon si (ch=ch1)<text:line-break/>jsuqu’a (test=vrai)<text:line-break/>fin<text:line-break/><text:span text:style-name="T3">Exercices 24:</text:span><text:line-break/><text:line-break/>debut<text:line-break/>variables n,s en entier<text:line-break/>tableau tab[30] en réel<text:line-break/>s=0<text:line-break/>pour i de 1 a 30 faire<text:line-break/>ecrire(‘saisir la moyenne de’,i,’eme eleve’)<text:line-break/>lire(tab[i])<text:line-break/>s=s+tab[i]<text:line-break/>fin pour<text:line-break/>ecrire (‘la moyenne de classe est’,s/30)<text:line-break/>fin<text:line-break/><text:line-break/><text:span text:style-name="T3">Exercices 25:</text:span><text:line-break/><text:line-break/>debut<text:line-break/>variables n,min,max en entier<text:line-break/>Tableau tab[200] en entier<text:line-break/>s=0<text:line-break/>ecrire(‘saisir un entier’)<text:line-break/>lire(tab[i])<text:line-break/>si (tab[i]&amp;lt;0) alors<text:line-break/>test=vrai<text:line-break/>fin si<text:line-break/>max=tab[i]<text:line-break/>min=tab[i]<text:line-break/>tant que ( test=faux) faire<text:line-break/>ecrire(‘saisir un entier’)<text:line-break/><text:soft-page-break/>lire(tab[i])<text:line-break/>si(tab[i]&amp;lt;0) alors<text:line-break/>test=vrai<text:line-break/>fin si<text:line-break/>si (tab[i]&amp;lt;min) alors<text:line-break/>min=tab[i]<text:line-break/>sinon si (tab[i]&amp;gt;max) alors<text:line-break/>max=tab[i]<text:line-break/>fin si<text:line-break/><text:line-break/>fin<text:line-break/><text:span text:style-name="T3">Exercices 26:</text:span><text:line-break/><text:line-break/>debut<text:line-break/>variables i,s en entier<text:line-break/>tableau tab[200] en entiers<text:line-break/>Variable r en caractère<text:line-break/>ecrire(‘saisir l’age de prémier personne’)<text:line-break/>lire(tab[i])<text:line-break/>repeter<text:line-break/>ecrire(‘Encore une autre personne O/N’)<text:line-break/>lire(r)<text:line-break/>s=ch[i]<text:line-break/>i=1<text:line-break/>si (majus(r)=O) alors<text:line-break/>test=vrai<text:line-break/>i=i+1<text:line-break/>ecrire(‘saisir son age’)<text:line-break/>lire(tab[i])<text:line-break/>sinon si (majus(r)=N) alors<text:line-break/>test=faux<text:line-break/>fin si<text:line-break/><text:line-break/>s=s+tab[i]<text:line-break/>jusqu’a (test=faux)<text:line-break/>ecrire(‘la moyenne dages des personnes participant au cinéma est’,s/i)<text:line-break/>fin<text:line-break/><text:line-break/><text:span text:style-name="T3">Exercices 27:</text:span><text:line-break/><text:line-break/>debut<text:line-break/>variables s,i en entier<text:line-break/>Tableau tab[5] en réel<text:line-break/>s=0<text:line-break/>pour i de 1 à 5 faire<text:line-break/>ecrire(‘saisir un réel’)<text:line-break/>lire(tab[i])<text:line-break/>s=s+tab[i]<text:line-break/>fin pour<text:line-break/>pour i de 1 a 5 faire<text:line-break/>ecrire(tab[i])<text:line-break/>fin pour<text:line-break/><text:soft-page-break/>ecrire(‘la somme des réels est :’,s)<text:line-break/>fin<text:line-break/><text:span text:style-name="T3">Exercices 28:</text:span><text:line-break/>debut<text:line-break/>variables s,i,n,m,p en entier<text:line-break/>Tableau tab[N] en entiers<text:line-break/>répéter<text:line-break/>ecrire(‘saisir la taille de tableau’)<text:line-break/>lire(n)<text:line-break/>jsuqu’a (n&amp;gt;0)<text:line-break/>s=0 <text:line-break/>p=1 <text:line-break/>pour i de 1 à n faire<text:line-break/>ecrire(‘saisir un entier’)<text:line-break/>lire(tab[i])<text:line-break/>s=s+tab[i]<text:line-break/>f=f*i<text:line-break/>fin pour<text:line-break/>m=s/n<text:line-break/>fin<text:line-break/><text:line-break/><text:span text:style-name="T3">Exercices 29:</text:span><text:line-break/>debut<text:line-break/>Tableau tab[7] en entiers<text:line-break/>variable i en entiers<text:line-break/>pour i de 1 à 7 faire<text:line-break/>tab[i]=0<text:line-break/>fin pour<text:line-break/>fin<text:line-break/><text:span text:style-name="T3">Exercices 30: </text:span><text:line-break/>debut<text:line-break/>Tableau tab[6] en caractères<text:line-break/>variable i en entiers<text:line-break/>pour i de 1 à 6 faire<text:line-break/>,,,,,,,,,,,,,,,,,,,,,,,,,,,,,,<text:line-break/>fin pour<text:line-break/>fin<text:line-break/><text:span text:style-name="T3">Exercices 31:</text:span><text:line-break/>debut<text:line-break/>tableau tab[9] en réel<text:line-break/>variable i en entiers<text:line-break/>pour i de 1 a 9 faire<text:line-break/>ecrire(‘saisir un note’)<text:line-break/>lire(tab[i])<text:line-break/>fin pour<text:line-break/>fin<text:line-break/><text:span text:style-name="T3">Exercices 32:</text:span><text:line-break/>0 | 1 | 4 | 9 | 16 | 25<text:line-break/><text:span text:style-name="T3">Exercices 33:</text:span><text:line-break/>debut<text:line-break/>tableau tab[9] en réel<text:line-break/>variable i en entiers<text:line-break/><text:soft-page-break/>variable moy en réel<text:line-break/>s=0<text:line-break/>pour i de 1 a 9 faire<text:line-break/>ecrire(‘saisir un note’)<text:line-break/>lire(tab[i])<text:line-break/>s=s+tab[i]<text:line-break/>fin pour<text:line-break/><text:line-break/>ecrire(‘la moyenne des notes est:’,s/9)<text:line-break/>fin<text:line-break/><text:span text:style-name="T3"><text:line-break/>Exercices 34:</text:span><text:line-break/>debut<text:line-break/>variables i,p,n en entier<text:line-break/>Tableau tab[n] en entiers<text:line-break/>répéter<text:line-break/>ecrire(‘saisir la taille de tableau’)<text:line-break/>lire(n)<text:line-break/>jsuqu’a (n&amp;gt;0)<text:line-break/>p=0<text:line-break/>n=0<text:line-break/>pour i de 1 à n faire<text:line-break/>ecrire(‘saisir un entier’)<text:line-break/>lire(tab[i])<text:line-break/>si (tab[i]&amp;gt;0) alors<text:line-break/>p=p+<text:line-break/>sinon si (tab[i]&amp;lt;0)<text:line-break/>n=n+1<text:line-break/>finsi<text:line-break/>fin pour<text:line-break/>ecrire(‘nombre des numéro positifs :’,p,’nombre des numéros négatif :’ ,n)<text:line-break/>fin<text:line-break/><text:span text:style-name="T1">Exercices 35:</text:span><text:line-break/>debut<text:line-break/>variables i,s en entier<text:line-break/>Tableau tab[n] en entiers<text:line-break/>pour i de 1 à n faire<text:line-break/>s=s+1<text:line-break/>fin pour<text:line-break/>ecrire(‘la somme des case :’,s)<text:line-break/>fin<text:line-break/><text:span text:style-name="T3">Exercices 36:</text:span><text:line-break/>debut<text:line-break/>variables i en entier<text:line-break/>Tableau tab[n],tab2[n],tab3[n] en entiers<text:line-break/>pour i de 1 à n faire<text:line-break/>tab3[i]=tab2[i]+tab[i]<text:line-break/>fin pour<text:line-break/>fin<text:line-break/><text:line-break/><text:span text:style-name="T3">Exercices 37:</text:span><text:line-break/>debut<text:line-break/><text:soft-page-break/>variables i,j,s en entier<text:line-break/>Tableau tab[n],tab1[n] en entiers<text:line-break/>s=0<text:line-break/>pour i de 1 à n faire<text:line-break/>pour j de 1 à n faire<text:line-break/>s=s+(tab[j]*tab1[i])<text:line-break/>fin pour<text:line-break/>ecrire(‘la somme finale est :’,s)<text:line-break/>fin<text:line-break/><text:span text:style-name="T3">Exercices 38:</text:span><text:line-break/>debut<text:line-break/>variables i,max en entier<text:line-break/>Tableau tab[n],tab1[n] en entiers<text:line-break/>repeter<text:line-break/>ecrire(‘saisir un nombre de valeurs pour le tableau’)<text:line-break/>lire(n)<text:line-break/>jusqu’a (n&amp;gt;0)<text:line-break/>pour i de 1 à n faire<text:line-break/>ecrire(‘saisir un entier’)<text:line-break/>lire(n)<text:line-break/>fin pour<text:line-break/>pour i de 1 à n faire<text:line-break/>pour i de 1 à n faire<text:line-break/>tab1[i]=tab[i]+1<text:line-break/>fin pour<text:line-break/>pour i de 1 à n faire<text:line-break/>ecrire(tab1[i])<text:line-break/>fin pour<text:line-break/>fin<text:line-break/><text:span text:style-name="T3">Exercices 39:</text:span><text:line-break/>debut<text:line-break/>variables i,max,p en entier<text:line-break/>Tableau tab[n] en entiers<text:line-break/><text:line-break/>ecrire(‘saisir un nombre de valeurs pour le tableau’)<text:line-break/>lire(n)<text:line-break/>pour i de 1 à n faire<text:line-break/>ecrire(‘saisir un entier’)<text:line-break/>lire(tab[i])<text:line-break/>fin pour<text:line-break/>max=tab[1]<text:line-break/>pour i de 2 à n faire<text:line-break/>si(tab[i]&amp;gt;max) alors<text:line-break/>max=tab[i]<text:line-break/>p=i<text:line-break/>fin si<text:line-break/>ecrire(‘le maximum de tableau :’,max,’dans la position’,p)<text:line-break/>fin pour<text:line-break/>fin<text:line-break/><text:line-break/><text:span text:style-name="T3">Exercices 40:</text:span><text:line-break/>debut<text:line-break/><text:soft-page-break/><text:line-break/>tableau tab[n] en réel<text:line-break/>variable s,i,n,m en réel<text:line-break/>répéter<text:line-break/>ecrire(‘saisir le nombre des notes de classe’)<text:line-break/>lire(n)<text:line-break/>jsuqu’a (n&amp;gt;0)<text:line-break/>pour i de 1 a n faire<text:line-break/>ecrire(‘saisir un note’)<text:line-break/>lire(tab[i])<text:line-break/>s=s+tab[i]<text:line-break/>fin pour<text:line-break/>m=s/n<text:line-break/>pour i de 1 a n faire<text:line-break/>si(tab[i]&amp;gt;m) alors<text:line-break/>ecrire(tab[i])<text:line-break/>fin si<text:line-break/>fin pour<text:line-break/><text:line-break/>fin</text:p>
            </text:list-item>
            <text:list-item>
              <text:p text:style-name="P2"/>
            </text:list-item>
          </text:list>
        </text:section>
      </text:section>
      <text:section text:style-name="Sect1" text:name=":1ec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<draw:frame draw:style-name="fr1" draw:name=":ad" text:anchor-type="as-char" svg:width="0.1165in" svg:height="0.1165in" draw:z-index="0"><draw:image xlink:href="Pictures/100002010000002000000020C7B2DCC23BEB3B68.png" xlink:type="simple" xlink:show="embed" xlink:actuate="onLoad" loext:mime-type="image/png"/></draw:frame><text:bookmark text:name=":ad_8"/></text:p>
            </table:table-cell>
            <table:table-cell table:style-name="Table1.A1" office:value-type="string">
              <text:p text:style-name="P3"/>
            </table:table-cell>
          </table:table-row>
        </table:table>
        <text:p text:style-name="Text_20_body"/>
      </text:section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0417in" fo:margin-right="0.29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9:07:24.024467533</meta:creation-date>
    <dc:date>2020-03-20T10:34:44.100441426</dc:date>
    <meta:editing-duration>PT8M36S</meta:editing-duration>
    <meta:editing-cycles>1</meta:editing-cycles>
    <meta:document-statistic meta:table-count="1" meta:image-count="1" meta:object-count="0" meta:page-count="12" meta:paragraph-count="3" meta:word-count="1480" meta:character-count="9994" meta:non-whitespace-character-count="8468"/>
    <meta:generator>LibreOffice/6.3.5.2$Linux_X86_64 LibreOffice_project/30$Build-2</meta:generator>
  </office:meta>
</office:document-meta>
</file>